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67.75pt" svg:y="349.37pt">
            <loext:p draw:notify-on-update-of-ranges="Sheet1.A3:Sheet1.A3 Sheet1.A4:Sheet1.A20 Sheet1.B3:Sheet1.B3 Sheet1.B4:Sheet1.B20 Sheet1.C3:Sheet1.C3 Sheet1.C4:Sheet1.C20 Sheet1.D3:Sheet1.D3 Sheet1.D4:Sheet1.D20 Sheet1.E3:Sheet1.E3 Sheet1.E4:Sheet1.E20 Sheet1.F3:Sheet1.F3 Sheet1.F4:Sheet1.F20 Sheet1.G3:Sheet1.G3 Sheet1.G4:Sheet1.G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alse Sharing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Fix 1 vs Fix 2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1 Thread</text:p>
          </table:table-cell>
          <table:table-cell office:value-type="string" calcext:value-type="string">
            <text:p>2 Thread</text:p>
          </table:table-cell>
          <table:table-cell office:value-type="string" calcext:value-type="string">
            <text:p>4 Thread</text:p>
          </table:table-cell>
          <table:table-cell office:value-type="string" calcext:value-type="string">
            <text:p>1 Thread Fix 2</text:p>
          </table:table-cell>
          <table:table-cell office:value-type="string" calcext:value-type="string">
            <text:p>2 Thread Fix 2</text:p>
          </table:table-cell>
          <table:table-cell office:value-type="string" calcext:value-type="string">
            <text:p>4 Thread Fix 2</text:p>
          </table:table-cell>
          <table:table-cell office:value-type="string" calcext:value-type="string">
            <text:p>1 Thread Fix 2</text:p>
          </table:table-cell>
          <table:table-cell office:value-type="string" calcext:value-type="string">
            <text:p>2 Thread Fix 2</text:p>
          </table:table-cell>
          <table:table-cell office:value-type="string" calcext:value-type="string">
            <text:p>4 Thread Fix 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.29" calcext:value-type="float">
            <text:p>307.29</text:p>
          </table:table-cell>
          <table:table-cell office:value-type="float" office:value="290.11" calcext:value-type="float">
            <text:p>290.11</text:p>
          </table:table-cell>
          <table:table-cell office:value-type="float" office:value="372.51" calcext:value-type="float">
            <text:p>372.51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295.52" calcext:value-type="float">
            <text:p>295.52</text:p>
          </table:table-cell>
          <table:table-cell office:value-type="float" office:value="603.28" calcext:value-type="float">
            <text:p>603.28</text:p>
          </table:table-cell>
          <table:table-cell office:value-type="float" office:value="1050.09" calcext:value-type="float">
            <text:p>1050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.75" calcext:value-type="float">
            <text:p>312.75</text:p>
          </table:table-cell>
          <table:table-cell office:value-type="float" office:value="285.89" calcext:value-type="float">
            <text:p>285.89</text:p>
          </table:table-cell>
          <table:table-cell office:value-type="float" office:value="363.6" calcext:value-type="float">
            <text:p>363.6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299.69" calcext:value-type="float">
            <text:p>299.69</text:p>
          </table:table-cell>
          <table:table-cell office:value-type="float" office:value="588.3" calcext:value-type="float">
            <text:p>588.3</text:p>
          </table:table-cell>
          <table:table-cell office:value-type="float" office:value="1152.27" calcext:value-type="float">
            <text:p>1152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.89" calcext:value-type="float">
            <text:p>294.89</text:p>
          </table:table-cell>
          <table:table-cell office:value-type="float" office:value="346.75" calcext:value-type="float">
            <text:p>346.75</text:p>
          </table:table-cell>
          <table:table-cell office:value-type="float" office:value="346.28" calcext:value-type="float">
            <text:p>346.28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299.69" calcext:value-type="float">
            <text:p>299.69</text:p>
          </table:table-cell>
          <table:table-cell office:value-type="float" office:value="579.49" calcext:value-type="float">
            <text:p>579.49</text:p>
          </table:table-cell>
          <table:table-cell office:value-type="float" office:value="1152.33" calcext:value-type="float">
            <text:p>1152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5.17" calcext:value-type="float">
            <text:p>325.17</text:p>
          </table:table-cell>
          <table:table-cell office:value-type="float" office:value="626.79" calcext:value-type="float">
            <text:p>626.79</text:p>
          </table:table-cell>
          <table:table-cell office:value-type="float" office:value="404.38" calcext:value-type="float">
            <text:p>404.38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299.71" calcext:value-type="float">
            <text:p>299.71</text:p>
          </table:table-cell>
          <table:table-cell office:value-type="float" office:value="587.93" calcext:value-type="float">
            <text:p>587.93</text:p>
          </table:table-cell>
          <table:table-cell office:value-type="float" office:value="1167.57" calcext:value-type="float">
            <text:p>1167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9.67" calcext:value-type="float">
            <text:p>299.67</text:p>
          </table:table-cell>
          <table:table-cell office:value-type="float" office:value="587.17" calcext:value-type="float">
            <text:p>587.17</text:p>
          </table:table-cell>
          <table:table-cell office:value-type="float" office:value="400.39" calcext:value-type="float">
            <text:p>400.39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299.7" calcext:value-type="float">
            <text:p>299.7</text:p>
          </table:table-cell>
          <table:table-cell office:value-type="float" office:value="602.32" calcext:value-type="float">
            <text:p>602.32</text:p>
          </table:table-cell>
          <table:table-cell office:value-type="float" office:value="1050.15" calcext:value-type="float">
            <text:p>1050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9.5" calcext:value-type="float">
            <text:p>299.5</text:p>
          </table:table-cell>
          <table:table-cell office:value-type="float" office:value="604.21" calcext:value-type="float">
            <text:p>604.21</text:p>
          </table:table-cell>
          <table:table-cell office:value-type="float" office:value="369.26" calcext:value-type="float">
            <text:p>369.26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299.52" calcext:value-type="float">
            <text:p>299.52</text:p>
          </table:table-cell>
          <table:table-cell office:value-type="float" office:value="596.09" calcext:value-type="float">
            <text:p>596.09</text:p>
          </table:table-cell>
          <table:table-cell office:value-type="float" office:value="1144.6" calcext:value-type="float">
            <text:p>1144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.62" calcext:value-type="float">
            <text:p>299.62</text:p>
          </table:table-cell>
          <table:table-cell office:value-type="float" office:value="588.57" calcext:value-type="float">
            <text:p>588.57</text:p>
          </table:table-cell>
          <table:table-cell office:value-type="float" office:value="371.15" calcext:value-type="float">
            <text:p>371.15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299.16" calcext:value-type="float">
            <text:p>299.16</text:p>
          </table:table-cell>
          <table:table-cell office:value-type="float" office:value="578.1" calcext:value-type="float">
            <text:p>578.1</text:p>
          </table:table-cell>
          <table:table-cell office:value-type="float" office:value="1036.03" calcext:value-type="float">
            <text:p>1036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1.22" calcext:value-type="float">
            <text:p>321.22</text:p>
          </table:table-cell>
          <table:table-cell office:value-type="float" office:value="616.34" calcext:value-type="float">
            <text:p>616.34</text:p>
          </table:table-cell>
          <table:table-cell office:value-type="float" office:value="523.1" calcext:value-type="float">
            <text:p>523.1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298.07" calcext:value-type="float">
            <text:p>298.07</text:p>
          </table:table-cell>
          <table:table-cell office:value-type="float" office:value="586.71" calcext:value-type="float">
            <text:p>586.71</text:p>
          </table:table-cell>
          <table:table-cell office:value-type="float" office:value="1144.81" calcext:value-type="float">
            <text:p>1144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2.43" calcext:value-type="float">
            <text:p>302.43</text:p>
          </table:table-cell>
          <table:table-cell office:value-type="float" office:value="576.5" calcext:value-type="float">
            <text:p>576.5</text:p>
          </table:table-cell>
          <table:table-cell office:value-type="float" office:value="452.32" calcext:value-type="float">
            <text:p>452.32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304.13" calcext:value-type="float">
            <text:p>304.13</text:p>
          </table:table-cell>
          <table:table-cell office:value-type="float" office:value="601.75" calcext:value-type="float">
            <text:p>601.75</text:p>
          </table:table-cell>
          <table:table-cell office:value-type="float" office:value="1045.53" calcext:value-type="float">
            <text:p>1045.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2.62" calcext:value-type="float">
            <text:p>302.62</text:p>
          </table:table-cell>
          <table:table-cell office:value-type="float" office:value="566" calcext:value-type="float">
            <text:p>566</text:p>
          </table:table-cell>
          <table:table-cell office:value-type="float" office:value="456.05" calcext:value-type="float">
            <text:p>456.05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304.83" calcext:value-type="float">
            <text:p>304.83</text:p>
          </table:table-cell>
          <table:table-cell office:value-type="float" office:value="587.49" calcext:value-type="float">
            <text:p>587.49</text:p>
          </table:table-cell>
          <table:table-cell office:value-type="float" office:value="1144.62" calcext:value-type="float">
            <text:p>1144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5.69" calcext:value-type="float">
            <text:p>295.69</text:p>
          </table:table-cell>
          <table:table-cell office:value-type="float" office:value="574.58" calcext:value-type="float">
            <text:p>574.58</text:p>
          </table:table-cell>
          <table:table-cell office:value-type="float" office:value="493.18" calcext:value-type="float">
            <text:p>493.18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304.82" calcext:value-type="float">
            <text:p>304.82</text:p>
          </table:table-cell>
          <table:table-cell office:value-type="float" office:value="602.2" calcext:value-type="float">
            <text:p>602.2</text:p>
          </table:table-cell>
          <table:table-cell office:value-type="float" office:value="1050.02" calcext:value-type="float">
            <text:p>1050.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2.74" calcext:value-type="float">
            <text:p>302.74</text:p>
          </table:table-cell>
          <table:table-cell office:value-type="float" office:value="587.97" calcext:value-type="float">
            <text:p>587.97</text:p>
          </table:table-cell>
          <table:table-cell office:value-type="float" office:value="527.83" calcext:value-type="float">
            <text:p>527.83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304.09" calcext:value-type="float">
            <text:p>304.09</text:p>
          </table:table-cell>
          <table:table-cell office:value-type="float" office:value="603.28" calcext:value-type="float">
            <text:p>603.28</text:p>
          </table:table-cell>
          <table:table-cell office:value-type="float" office:value="1144.03" calcext:value-type="float">
            <text:p>1144.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3.26" calcext:value-type="float">
            <text:p>303.26</text:p>
          </table:table-cell>
          <table:table-cell office:value-type="float" office:value="589.32" calcext:value-type="float">
            <text:p>589.32</text:p>
          </table:table-cell>
          <table:table-cell office:value-type="float" office:value="542.59" calcext:value-type="float">
            <text:p>542.59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304.87" calcext:value-type="float">
            <text:p>304.87</text:p>
          </table:table-cell>
          <table:table-cell office:value-type="float" office:value="587.14" calcext:value-type="float">
            <text:p>587.14</text:p>
          </table:table-cell>
          <table:table-cell office:value-type="float" office:value="1035.58" calcext:value-type="float">
            <text:p>1035.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5.33" calcext:value-type="float">
            <text:p>295.33</text:p>
          </table:table-cell>
          <table:table-cell office:value-type="float" office:value="588.44" calcext:value-type="float">
            <text:p>588.44</text:p>
          </table:table-cell>
          <table:table-cell office:value-type="float" office:value="1105.45" calcext:value-type="float">
            <text:p>1105.45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304.77" calcext:value-type="float">
            <text:p>304.77</text:p>
          </table:table-cell>
          <table:table-cell office:value-type="float" office:value="573.62" calcext:value-type="float">
            <text:p>573.62</text:p>
          </table:table-cell>
          <table:table-cell office:value-type="float" office:value="1152.29" calcext:value-type="float">
            <text:p>1152.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6.25" calcext:value-type="float">
            <text:p>296.25</text:p>
          </table:table-cell>
          <table:table-cell office:value-type="float" office:value="571.98" calcext:value-type="float">
            <text:p>571.98</text:p>
          </table:table-cell>
          <table:table-cell office:value-type="float" office:value="1071.14" calcext:value-type="float">
            <text:p>1071.14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296.39" calcext:value-type="float">
            <text:p>296.39</text:p>
          </table:table-cell>
          <table:table-cell office:value-type="float" office:value="602.33" calcext:value-type="float">
            <text:p>602.33</text:p>
          </table:table-cell>
          <table:table-cell office:value-type="float" office:value="1040.94" calcext:value-type="float">
            <text:p>1040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7.68" calcext:value-type="float">
            <text:p>327.68</text:p>
          </table:table-cell>
          <table:table-cell office:value-type="float" office:value="619.65" calcext:value-type="float">
            <text:p>619.65</text:p>
          </table:table-cell>
          <table:table-cell office:value-type="float" office:value="1230.25" calcext:value-type="float">
            <text:p>1230.25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299.54" calcext:value-type="float">
            <text:p>299.54</text:p>
          </table:table-cell>
          <table:table-cell office:value-type="float" office:value="583.62" calcext:value-type="float">
            <text:p>583.62</text:p>
          </table:table-cell>
          <table:table-cell office:value-type="float" office:value="1151.53" calcext:value-type="float">
            <text:p>1151.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9.67" calcext:value-type="float">
            <text:p>299.67</text:p>
          </table:table-cell>
          <table:table-cell office:value-type="float" office:value="574.59" calcext:value-type="float">
            <text:p>574.59</text:p>
          </table:table-cell>
          <table:table-cell office:value-type="float" office:value="1090.52" calcext:value-type="float">
            <text:p>1090.52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299.65" calcext:value-type="float">
            <text:p>299.65</text:p>
          </table:table-cell>
          <table:table-cell office:value-type="float" office:value="595.54" calcext:value-type="float">
            <text:p>595.54</text:p>
          </table:table-cell>
          <table:table-cell office:value-type="float" office:value="1038.69" calcext:value-type="float">
            <text:p>1038.69</text:p>
          </table:table-cell>
        </table:table-row>
        <table:table-row table:style-name="ro1">
          <table:table-cell table:style-name="ce2" office:value-type="string" calcext:value-type="string">
            <text:p>Fix 2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office:value-type="float" office:value="295.72" calcext:value-type="float">
            <text:p>295.72</text:p>
          </table:table-cell>
          <table:table-cell office:value-type="float" office:value="579.29" calcext:value-type="float">
            <text:p>579.29</text:p>
          </table:table-cell>
          <table:table-cell office:value-type="float" office:value="1135.67" calcext:value-type="float">
            <text:p>1135.6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vim proj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0:51:55.6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2:26:08.199000000</meta:creation-date>
    <dc:date>2016-05-02T11:50:19.265000000</dc:date>
    <meta:editing-duration>PT16M47S</meta:editing-duration>
    <meta:editing-cycles>2</meta:editing-cycles>
    <meta:generator>LibreOffice/5.0.0.5$Windows_x86 LibreOffice_project/1b1a90865e348b492231e1c451437d7a15bb262b</meta:generator>
    <meta:document-statistic meta:table-count="1" meta:cell-count="1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False Sharing</text:p>
        </chart:title>
        <chart:subtitle svg:x="5.482cm" svg:y="1.275cm" chart:style-name="ch3">
          <text:p>Comparison of Fix 1 vs Fix 2</text:p>
        </chart:subtitle>
        <chart:legend chart:legend-position="end" svg:x="12.46cm" svg:y="2.956cm" style:legend-expansion="high" chart:style-name="ch4"/>
        <chart:plot-area chart:style-name="ch5" table:cell-range-address="Sheet1.A3:Sheet1.G20" chart:data-source-has-labels="both" svg:x="1.331cm" svg:y="2.138cm" svg:width="10.809cm" svg:height="5.701cm">
          <chartooo:coordinate-region svg:x="2.138cm" svg:y="2.338cm" svg:width="9.63cm" svg:height="4.854cm"/>
          <chart:axis chart:dimension="x" chart:name="primary-x" chart:style-name="ch6" chartooo:axis-type="auto">
            <chart:title svg:x="6.321cm" svg:y="8.019cm" chart:style-name="ch7">
              <text:p>NUM</text:p>
            </chart:title>
            <chart:categories table:cell-range-address="Sheet1.A4:Sheet1.A20"/>
          </chart:axis>
          <chart:axis chart:dimension="y" chart:name="primary-y" chart:style-name="ch6">
            <chart:title svg:x="0.451cm" svg:y="7.228cm" chart:style-name="ch8">
              <text:p>MegaCalculations per Second</text:p>
            </chart:title>
            <chart:grid chart:style-name="ch9" chart:class="major"/>
          </chart:axis>
          <chart:series chart:style-name="ch10" chart:values-cell-range-address="Sheet1.B4:Sheet1.B20" chart:label-cell-address="Sheet1.B3:Sheet1.B3" chart:class="chart:scatter">
            <chart:domain table:cell-range-address="Sheet1.A4:Sheet1.A20"/>
            <chart:data-point chart:repeated="17"/>
          </chart:series>
          <chart:series chart:style-name="ch11" chart:values-cell-range-address="Sheet1.C4:Sheet1.C20" chart:label-cell-address="Sheet1.C3:Sheet1.C3" chart:class="chart:scatter">
            <chart:data-point chart:repeated="17"/>
          </chart:series>
          <chart:series chart:style-name="ch12" chart:values-cell-range-address="Sheet1.D4:Sheet1.D20" chart:label-cell-address="Sheet1.D3:Sheet1.D3" chart:class="chart:scatter">
            <chart:data-point chart:repeated="17"/>
          </chart:series>
          <chart:series chart:style-name="ch13" chart:values-cell-range-address="Sheet1.E4:Sheet1.E20" chart:label-cell-address="Sheet1.E3:Sheet1.E3" chart:class="chart:scatter">
            <chart:data-point chart:repeated="17"/>
          </chart:series>
          <chart:series chart:style-name="ch14" chart:values-cell-range-address="Sheet1.F4:Sheet1.F20" chart:label-cell-address="Sheet1.F3:Sheet1.F3" chart:class="chart:scatter">
            <chart:data-point chart:repeated="17"/>
          </chart:series>
          <chart:series chart:style-name="ch15" chart:values-cell-range-address="Sheet1.G4:Sheet1.G20" chart:label-cell-address="Sheet1.G3:Sheet1.G3" chart:class="chart:scatter"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B3:Sheet1.B3</svg:desc>
                </draw:g>
              </table:table-cell>
              <table:table-cell office:value-type="string">
                <text:p>2 Thread</text:p>
                <draw:g>
                  <svg:desc>Sheet1.C3:Sheet1.C3</svg:desc>
                </draw:g>
              </table:table-cell>
              <table:table-cell office:value-type="string">
                <text:p>4 Thread</text:p>
                <draw:g>
                  <svg:desc>Sheet1.D3:Sheet1.D3</svg:desc>
                </draw:g>
              </table:table-cell>
              <table:table-cell office:value-type="string">
                <text:p>1 Thread Fix 2</text:p>
                <draw:g>
                  <svg:desc>Sheet1.E3:Sheet1.E3</svg:desc>
                </draw:g>
              </table:table-cell>
              <table:table-cell office:value-type="string">
                <text:p>2 Thread Fix 2</text:p>
                <draw:g>
                  <svg:desc>Sheet1.F3:Sheet1.F3</svg:desc>
                </draw:g>
              </table:table-cell>
              <table:table-cell office:value-type="string">
                <text:p>4 Thread Fix 2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4:Sheet1.A20</svg:desc>
                </draw:g>
              </table:table-cell>
              <table:table-cell office:value-type="float" office:value="307.29">
                <text:p>307.29</text:p>
                <draw:g>
                  <svg:desc>Sheet1.B4:Sheet1.B20</svg:desc>
                </draw:g>
              </table:table-cell>
              <table:table-cell office:value-type="float" office:value="290.11">
                <text:p>290.11</text:p>
                <draw:g>
                  <svg:desc>Sheet1.C4:Sheet1.C20</svg:desc>
                </draw:g>
              </table:table-cell>
              <table:table-cell office:value-type="float" office:value="372.51">
                <text:p>372.51</text:p>
                <draw:g>
                  <svg:desc>Sheet1.D4:Sheet1.D20</svg:desc>
                </draw:g>
              </table:table-cell>
              <table:table-cell office:value-type="float" office:value="295.72">
                <text:p>295.72</text:p>
                <draw:g>
                  <svg:desc>Sheet1.E4:Sheet1.E20</svg:desc>
                </draw:g>
              </table:table-cell>
              <table:table-cell office:value-type="float" office:value="579.29">
                <text:p>579.29</text:p>
                <draw:g>
                  <svg:desc>Sheet1.F4:Sheet1.F20</svg:desc>
                </draw:g>
              </table:table-cell>
              <table:table-cell office:value-type="float" office:value="1135.67">
                <text:p>1135.67</text:p>
                <draw:g>
                  <svg:desc>Sheet1.G4:Sheet1.G2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12.75">
                <text:p>312.75</text:p>
              </table:table-cell>
              <table:table-cell office:value-type="float" office:value="285.89">
                <text:p>285.89</text:p>
              </table:table-cell>
              <table:table-cell office:value-type="float" office:value="363.6">
                <text:p>363.6</text:p>
              </table:table-cell>
              <table:table-cell office:value-type="float" office:value="295.72">
                <text:p>295.72</text:p>
              </table:table-cell>
              <table:table-cell office:value-type="float" office:value="579.29">
                <text:p>579.29</text:p>
              </table:table-cell>
              <table:table-cell office:value-type="float" office:value="1135.67">
                <text:p>1135.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94.89">
                <text:p>294.89</text:p>
              </table:table-cell>
              <table:table-cell office:value-type="float" office:value="346.75">
                <text:p>346.75</text:p>
              </table:table-cell>
              <table:table-cell office:value-type="float" office:value="346.28">
                <text:p>346.28</text:p>
              </table:table-cell>
              <table:table-cell office:value-type="float" office:value="295.72">
                <text:p>295.72</text:p>
              </table:table-cell>
              <table:table-cell office:value-type="float" office:value="579.29">
                <text:p>579.29</text:p>
              </table:table-cell>
              <table:table-cell office:value-type="float" office:value="1135.67">
                <text:p>1135.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25.17">
                <text:p>325.17</text:p>
              </table:table-cell>
              <table:table-cell office:value-type="float" office:value="626.79">
                <text:p>626.79</text:p>
              </table:table-cell>
              <table:table-cell office:value-type="float" office:value="404.38">
                <text:p>404.38</text:p>
              </table:table-cell>
              <table:table-cell office:value-type="float" office:value="295.72">
                <text:p>295.72</text:p>
              </table:table-cell>
              <table:table-cell office:value-type="float" office:value="579.29">
                <text:p>579.29</text:p>
              </table:table-cell>
              <table:table-cell office:value-type="float" office:value="1135.67">
                <text:p>1135.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99.67">
                <text:p>299.67</text:p>
              </table:table-cell>
              <table:table-cell office:value-type="float" office:value="587.17">
                <text:p>587.17</text:p>
              </table:table-cell>
              <table:table-cell office:value-type="float" office:value="400.39">
                <text:p>400.39</text:p>
              </table:table-cell>
              <table:table-cell office:value-type="float" office:value="295.72">
                <text:p>295.72</text:p>
              </table:table-cell>
              <table:table-cell office:value-type="float" office:value="579.29">
                <text:p>579.29</text:p>
              </table:table-cell>
              <table:table-cell office:value-type="float" office:value="1135.67">
                <text:p>1135.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99.5">
                <text:p>299.5</text:p>
              </table:table-cell>
              <table:table-cell office:value-type="float" office:value="604.21">
                <text:p>604.21</text:p>
              </table:table-cell>
              <table:table-cell office:value-type="float" office:value="369.26">
                <text:p>369.26</text:p>
              </table:table-cell>
              <table:table-cell office:value-type="float" office:value="295.72">
                <text:p>295.72</text:p>
              </table:table-cell>
              <table:table-cell office:value-type="float" office:value="579.29">
                <text:p>579.29</text:p>
              </table:table-cell>
              <table:table-cell office:value-type="float" office:value="1135.67">
                <text:p>1135.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99.62">
                <text:p>299.62</text:p>
              </table:table-cell>
              <table:table-cell office:value-type="float" office:value="588.57">
                <text:p>588.57</text:p>
              </table:table-cell>
              <table:table-cell office:value-type="float" office:value="371.15">
                <text:p>371.15</text:p>
              </table:table-cell>
              <table:table-cell office:value-type="float" office:value="295.72">
                <text:p>295.72</text:p>
              </table:table-cell>
              <table:table-cell office:value-type="float" office:value="579.29">
                <text:p>579.29</text:p>
              </table:table-cell>
              <table:table-cell office:value-type="float" office:value="1135.67">
                <text:p>1135.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21.22">
                <text:p>321.22</text:p>
              </table:table-cell>
              <table:table-cell office:value-type="float" office:value="616.34">
                <text:p>616.34</text:p>
              </table:table-cell>
              <table:table-cell office:value-type="float" office:value="523.1">
                <text:p>523.1</text:p>
              </table:table-cell>
              <table:table-cell office:value-type="float" office:value="295.72">
                <text:p>295.72</text:p>
              </table:table-cell>
              <table:table-cell office:value-type="float" office:value="579.29">
                <text:p>579.29</text:p>
              </table:table-cell>
              <table:table-cell office:value-type="float" office:value="1135.67">
                <text:p>1135.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02.43">
                <text:p>302.43</text:p>
              </table:table-cell>
              <table:table-cell office:value-type="float" office:value="576.5">
                <text:p>576.5</text:p>
              </table:table-cell>
              <table:table-cell office:value-type="float" office:value="452.32">
                <text:p>452.32</text:p>
              </table:table-cell>
              <table:table-cell office:value-type="float" office:value="295.72">
                <text:p>295.72</text:p>
              </table:table-cell>
              <table:table-cell office:value-type="float" office:value="579.29">
                <text:p>579.29</text:p>
              </table:table-cell>
              <table:table-cell office:value-type="float" office:value="1135.67">
                <text:p>1135.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02.62">
                <text:p>302.62</text:p>
              </table:table-cell>
              <table:table-cell office:value-type="float" office:value="566">
                <text:p>566</text:p>
              </table:table-cell>
              <table:table-cell office:value-type="float" office:value="456.05">
                <text:p>456.05</text:p>
              </table:table-cell>
              <table:table-cell office:value-type="float" office:value="295.72">
                <text:p>295.72</text:p>
              </table:table-cell>
              <table:table-cell office:value-type="float" office:value="579.29">
                <text:p>579.29</text:p>
              </table:table-cell>
              <table:table-cell office:value-type="float" office:value="1135.67">
                <text:p>1135.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5.69">
                <text:p>295.69</text:p>
              </table:table-cell>
              <table:table-cell office:value-type="float" office:value="574.58">
                <text:p>574.58</text:p>
              </table:table-cell>
              <table:table-cell office:value-type="float" office:value="493.18">
                <text:p>493.18</text:p>
              </table:table-cell>
              <table:table-cell office:value-type="float" office:value="295.72">
                <text:p>295.72</text:p>
              </table:table-cell>
              <table:table-cell office:value-type="float" office:value="579.29">
                <text:p>579.29</text:p>
              </table:table-cell>
              <table:table-cell office:value-type="float" office:value="1135.67">
                <text:p>1135.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02.74">
                <text:p>302.74</text:p>
              </table:table-cell>
              <table:table-cell office:value-type="float" office:value="587.97">
                <text:p>587.97</text:p>
              </table:table-cell>
              <table:table-cell office:value-type="float" office:value="527.83">
                <text:p>527.83</text:p>
              </table:table-cell>
              <table:table-cell office:value-type="float" office:value="295.72">
                <text:p>295.72</text:p>
              </table:table-cell>
              <table:table-cell office:value-type="float" office:value="579.29">
                <text:p>579.29</text:p>
              </table:table-cell>
              <table:table-cell office:value-type="float" office:value="1135.67">
                <text:p>1135.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3.26">
                <text:p>303.26</text:p>
              </table:table-cell>
              <table:table-cell office:value-type="float" office:value="589.32">
                <text:p>589.32</text:p>
              </table:table-cell>
              <table:table-cell office:value-type="float" office:value="542.59">
                <text:p>542.59</text:p>
              </table:table-cell>
              <table:table-cell office:value-type="float" office:value="295.72">
                <text:p>295.72</text:p>
              </table:table-cell>
              <table:table-cell office:value-type="float" office:value="579.29">
                <text:p>579.29</text:p>
              </table:table-cell>
              <table:table-cell office:value-type="float" office:value="1135.67">
                <text:p>1135.6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95.33">
                <text:p>295.33</text:p>
              </table:table-cell>
              <table:table-cell office:value-type="float" office:value="588.44">
                <text:p>588.44</text:p>
              </table:table-cell>
              <table:table-cell office:value-type="float" office:value="1105.45">
                <text:p>1105.45</text:p>
              </table:table-cell>
              <table:table-cell office:value-type="float" office:value="295.72">
                <text:p>295.72</text:p>
              </table:table-cell>
              <table:table-cell office:value-type="float" office:value="579.29">
                <text:p>579.29</text:p>
              </table:table-cell>
              <table:table-cell office:value-type="float" office:value="1135.67">
                <text:p>1135.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6.25">
                <text:p>296.25</text:p>
              </table:table-cell>
              <table:table-cell office:value-type="float" office:value="571.98">
                <text:p>571.98</text:p>
              </table:table-cell>
              <table:table-cell office:value-type="float" office:value="1071.14">
                <text:p>1071.14</text:p>
              </table:table-cell>
              <table:table-cell office:value-type="float" office:value="295.72">
                <text:p>295.72</text:p>
              </table:table-cell>
              <table:table-cell office:value-type="float" office:value="579.29">
                <text:p>579.29</text:p>
              </table:table-cell>
              <table:table-cell office:value-type="float" office:value="1135.67">
                <text:p>1135.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27.68">
                <text:p>327.68</text:p>
              </table:table-cell>
              <table:table-cell office:value-type="float" office:value="619.65">
                <text:p>619.65</text:p>
              </table:table-cell>
              <table:table-cell office:value-type="float" office:value="1230.25">
                <text:p>1230.25</text:p>
              </table:table-cell>
              <table:table-cell office:value-type="float" office:value="295.72">
                <text:p>295.72</text:p>
              </table:table-cell>
              <table:table-cell office:value-type="float" office:value="579.29">
                <text:p>579.29</text:p>
              </table:table-cell>
              <table:table-cell office:value-type="float" office:value="1135.67">
                <text:p>1135.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99.67">
                <text:p>299.67</text:p>
              </table:table-cell>
              <table:table-cell office:value-type="float" office:value="574.59">
                <text:p>574.59</text:p>
              </table:table-cell>
              <table:table-cell office:value-type="float" office:value="1090.52">
                <text:p>1090.52</text:p>
              </table:table-cell>
              <table:table-cell office:value-type="float" office:value="295.72">
                <text:p>295.72</text:p>
              </table:table-cell>
              <table:table-cell office:value-type="float" office:value="579.29">
                <text:p>579.29</text:p>
              </table:table-cell>
              <table:table-cell office:value-type="float" office:value="1135.67">
                <text:p>1135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